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list-style-name="L1">
      <style:text-properties fo:font-size="12pt" fo:font-weight="normal" style:font-size-asian="12pt" style:font-weight-asian="normal" style:font-size-complex="12pt" style:font-weight-complex="normal"/>
    </style:style>
    <style:style style:name="P6" style:family="paragraph" style:parent-style-name="Standard" style:list-style-name="L2">
      <style:text-properties fo:font-size="12pt" fo:font-weight="normal" style:font-size-asian="12pt" style:font-weight-asian="normal" style:font-size-complex="12pt" style:font-weight-complex="normal"/>
    </style:style>
    <style:style style:name="P7" style:family="paragraph" style:parent-style-name="Standard" style:list-style-name="L3">
      <style:text-properties fo:font-size="12pt" fo:font-weight="normal" style:font-size-asian="12pt" style:font-weight-asian="normal" style:font-size-complex="12pt" style:font-weight-complex="normal"/>
    </style:style>
    <style:style style:name="P8" style:family="paragraph" style:parent-style-name="Standard" style:list-style-name="L4">
      <style:text-properties fo:font-size="12pt" fo:font-weight="normal" style:font-size-asian="12pt" style:font-weight-asian="normal" style:font-size-complex="12pt" style:font-weight-complex="normal"/>
    </style:style>
    <style:style style:name="P9" style:family="paragraph" style:parent-style-name="Standard" style:list-style-name="L5">
      <style:text-properties fo:font-size="12pt" fo:font-weight="normal" style:font-size-asian="12pt" style:font-weight-asian="normal" style:font-size-complex="12pt" style:font-weight-complex="normal"/>
    </style:style>
    <style:style style:name="P10" style:family="paragraph" style:parent-style-name="Standard" style:list-style-name="L6">
      <style:text-properties fo:font-size="12pt" fo:font-weight="normal" style:font-size-asian="12pt" style:font-weight-asian="normal" style:font-size-complex="12pt" style:font-weight-complex="normal"/>
    </style:style>
    <style:style style:name="P11" style:family="paragraph" style:parent-style-name="Standard" style:list-style-name="L7">
      <style:text-properties fo:font-size="12pt" fo:font-weight="normal" style:font-size-asian="12pt" style:font-weight-asian="normal" style:font-size-complex="12pt" style:font-weight-complex="normal"/>
    </style:style>
    <style:style style:name="P12" style:family="paragraph" style:parent-style-name="Standard" style:list-style-name="L8">
      <style:text-properties fo:font-size="12pt" fo:font-weight="normal" style:font-size-asian="12pt" style:font-weight-asian="normal" style:font-size-complex="12pt" style:font-weight-complex="normal"/>
    </style:style>
    <style:style style:name="P13" style:family="paragraph" style:parent-style-name="Standard">
      <style:text-properties fo:font-size="12pt" fo:font-weight="bold" style:font-size-asian="12pt" style:font-weight-asian="bold"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ngs Players Need to Learn</text:p>
      <text:p text:style-name="P1"/>
      <text:p text:style-name="P3">Lesson 1</text:p>
      <text:p text:style-name="P3"/>
      <text:p text:style-name="P2">The map is divided into three sections. Each contains one of the three village types with the societies necessary to support them, connected by highways. The Steel Mill and Lumber Mill each have a fourth MapNode of some terrain type. Players must construct some valid society on those open nodes in order to win.</text:p>
      <text:p text:style-name="P3"/>
      <text:list xml:id="list510453452070665519" text:style-name="L1">
        <text:list-item>
          <text:p text:style-name="P5">Societies produce resources periodically.</text:p>
        </text:list-item>
        <text:list-item>
          <text:p text:style-name="P5">Each Society produces a single type of resource.</text:p>
        </text:list-item>
        <text:list-item>
          <text:p text:style-name="P5">Societies can store a limited number of blobs within them.</text:p>
        </text:list-item>
        <text:list-item>
          <text:p text:style-name="P5">Societies of higher tiers require resources from those of lower tiers.</text:p>
        </text:list-item>
        <text:list-item>
          <text:p text:style-name="P5">You can connect MapNodes together with Highways, but only along MapEdges.</text:p>
        </text:list-item>
        <text:list-item>
          <text:p text:style-name="P5">You can use tier 2 resources to construct tier 1 societies on open land.</text:p>
        </text:list-item>
      </text:list>
      <text:p text:style-name="P2"/>
      <text:p text:style-name="P3">Lesson 2</text:p>
      <text:p text:style-name="P2"/>
      <text:p text:style-name="P2">The same as lesson 1, except that each of the two neighborhoods with additional MapNodes now have 2. One is a desert, a new terrain type that prevents the construction of societies. The other is some valid terrain placement. Players must construct a ResourceDepot on the desert in order to ferry resources to the terrain that will accept the society.</text:p>
      <text:p text:style-name="P2"/>
      <text:list xml:id="list7833932912374753116" text:style-name="L2">
        <text:list-item>
          <text:p text:style-name="P6">You can't dump resources into or pull resources from empty land.</text:p>
        </text:list-item>
        <text:list-item>
          <text:p text:style-name="P6">You can use some tier 2 resources to construct ResourceDepots.</text:p>
        </text:list-item>
        <text:list-item>
          <text:p text:style-name="P6">You can use ResourceDepots to transfer resources across distances.</text:p>
        </text:list-item>
        <text:list-item>
          <text:p text:style-name="P6">Terrain affects the sorts of societies that can be placed and upgraded on a given MapNode.</text:p>
        </text:list-item>
      </text:list>
      <text:p text:style-name="P2"/>
      <text:p text:style-name="P3">Lesson 3</text:p>
      <text:p text:style-name="P2"/>
      <text:p text:style-name="P2">As lesson 1, except that there are no empty nodes and each cluster of three contains only tier 1 societies. Players must form three villages from the triangular regions by building highways, providing pulling permissions, and permitting ascension.</text:p>
      <text:p text:style-name="P2"/>
      <text:list xml:id="list4229440073966347547" text:style-name="L3">
        <text:list-item>
          <text:p text:style-name="P7">You can form stable village configurations on "triangular" regions of the map.</text:p>
        </text:list-item>
        <text:list-item>
          <text:p text:style-name="P7">Societies can complexify if their needs are satisfied.</text:p>
        </text:list-item>
        <text:list-item>
          <text:p text:style-name="P7">You can control whether a society ascends or not.</text:p>
        </text:list-item>
        <text:list-item>
          <text:p text:style-name="P7">You can control which resources go down which Highways.</text:p>
        </text:list-item>
      </text:list>
      <text:p text:style-name="P2"/>
      <text:p text:style-name="P3">Lesson 4</text:p>
      <text:p text:style-name="P3"/>
      <text:p text:style-name="P2">There is a single textile mill village being supplied by 1 cotton plantation and 3 farms. It is also supplied by a self-sustaining steel mill. That construction is connected to a region consisting of three struts of two mountains and/or forests, each with appropriate tier 1 societies. The player must destroy the textile mill village, turn it into a Resource Depot, and then ferry the food to the struts, facilitating the formation of three new villages.</text:p>
      <text:p text:style-name="P3"/>
      <text:list xml:id="list620169432538820574" text:style-name="L4">
        <text:list-item>
          <text:p text:style-name="P8">You can't extract things from a society it wants or needs.</text:p>
        </text:list-item>
        <text:list-item>
          <text:p text:style-name="P8">You can't place things in a society it doesn't want or need.</text:p>
        </text:list-item>
        <text:list-item>
          <text:p text:style-name="P8">It's sometimes necessary to destroy societies or let them simplify in order to improve your network as a whole.</text:p>
        </text:list-item>
      </text:list>
      <text:p text:style-name="P2"/>
      <text:p text:style-name="P3"><text:soft-page-break/>Lesson 5</text:p>
      <text:p text:style-name="P2"/>
      <text:p text:style-name="P2">As lesson 4, except the far societes on the three struts are missing.</text:p>
      <text:p text:style-name="P2"/>
      <text:list xml:id="list774926848015903820" text:style-name="L6">
        <text:list-item>
          <text:p text:style-name="P10">Wasted space makes it hard to get ahead.</text:p>
        </text:list-item>
        <text:list-item>
          <text:p text:style-name="P10">It's sometimes necessary to destroy societies or let them simplify in order to improve your network as a whole.</text:p>
        </text:list-item>
      </text:list>
      <text:p text:style-name="P2"/>
      <text:p text:style-name="P3">Lesson 6</text:p>
      <text:p text:style-name="P3"/>
      <text:list xml:id="list5942594467024169821" text:style-name="L7">
        <text:list-item>
          <text:p text:style-name="P11">Maps are divided into neighborhoods.</text:p>
        </text:list-item>
        <text:list-item>
          <text:p text:style-name="P11">Each neighborhood can produce several different profiles of resources, often times in different directions.</text:p>
        </text:list-item>
        <text:list-item>
          <text:p text:style-name="P11"/>
        </text:list-item>
      </text:list>
      <text:p text:style-name="P3"/>
      <text:p text:style-name="P3">Lesson 7</text:p>
      <text:p text:style-name="P3"/>
      <text:list xml:id="list7918230884329467048" text:style-name="L8">
        <text:list-item>
          <text:p text:style-name="P12">Societies can simplify if their needs are unsatisfied.</text:p>
        </text:list-item>
        <text:list-item>
          <text:p text:style-name="P12">Highways are, by themselves, generally too slow to transport all of your resources down a single line.</text:p>
        </text:list-item>
        <text:list-item>
          <text:p text:style-name="P12">Highways can be made faster by attaching them to HighwayManagers.</text:p>
        </text:list-item>
        <text:list-item>
          <text:p text:style-name="P12">You need tier 3 resources to support HighwayManagers.</text:p>
        </text:list-item>
      </text:list>
      <text:p text:style-name="P2"/>
      <text:p text:style-name="P2"/>
      <text:p text:style-name="P2"/>
      <text:p text:style-name="P2"/>
      <text:list xml:id="list8448477236463871704" text:style-name="L5">
        <text:list-item>
          <text:p text:style-name="P9">Building town and city configurations requires tying the productions of multiple neighborhoods, possibly the whole map, together.</text:p>
        </text:list-item>
        <text:list-item>
          <text:p text:style-name="P9">The challenge of the game is defined by tradeoffs between production and transportation. The more ResourceDepots you have, the less you produce. The fewer you have, the harder it is to get goods from place to place.</text:p>
        </text:list-item>
        <text:list-item>
          <text:p text:style-name="P9">HighwayManagers reduce the efficiency of your production while increasing the efficiency of your transportation.</text:p>
        </text:list-item>
        <text:list-item>
          <text:p text:style-name="P9">You can begin clearing forests once you can produce heavy machine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1M17S</meta:editing-duration>
    <meta:editing-cycles>9</meta:editing-cycles>
    <meta:generator>OpenOffice/4.1.1$Win32 OpenOffice.org_project/411m6$Build-9775</meta:generator>
    <dc:date>2017-06-13T15:08:30.83</dc:date>
    <meta:document-statistic meta:table-count="0" meta:image-count="0" meta:object-count="0" meta:page-count="2" meta:paragraph-count="42" meta:word-count="641" meta:character-count="3777"/>
    <meta:user-defined meta:name="Info 1"/>
    <meta:user-defined meta:name="Info 2"/>
    <meta:user-defined meta:name="Info 3"/>
    <meta:user-defined meta:name="Info 4"/>
  </office:meta>
</office:document-meta>
</file>